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ylodon" svg:font-family="Mylodo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ylodon" fo:font-size="80pt" officeooo:rsid="001680f4" officeooo:paragraph-rsid="001680f4" style:font-size-asian="70pt" style:font-size-complex="80pt"/>
    </style:style>
    <style:style style:name="T1" style:family="text">
      <style:text-properties fo:color="#ffd742" loext:opacity="100%"/>
    </style:style>
    <style:style style:name="T2" style:family="text">
      <style:text-properties fo:color="#3271a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y</text:span>Bea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ylodon" svg:font-family="Mylodo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2T15:35:33.089893050</meta:creation-date>
    <dc:date>2022-08-22T15:36:25.714485256</dc:date>
    <meta:editing-duration>PT54S</meta:editing-duration>
    <meta:editing-cycles>1</meta:editing-cycles>
    <meta:generator>LibreOffice/7.2.5.2$MacOSX_AARCH64 LibreOffice_project/499f9727c189e6ef3471021d6132d4c694f357e5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